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8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5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25cm" fo:min-width="8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75cm" fo:min-width="14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cm" fo:min-width="14.7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5cm" svg:height="2.75cm" svg:x="6.25cm" svg:y="1.5cm">
          <text:p text:style-name="P1">USER P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2.75cm" svg:x="2.75cm" svg:y="5.25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75cm" svg:height="5.5cm" svg:x="6.75cm" svg:y="8.75cm">
          <text:p text:style-name="P1">AVATA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cm" svg:height="1.75cm" svg:x="9.5cm" svg:y="5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25cm" svg:height="4cm" svg:x="3.5cm" svg:y="15.5cm">
          <text:p text:style-name="P1">ARTIC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25cm" svg:height="5.25cm" svg:x="3.5cm" svg:y="20.5cm">
          <text:p text:style-name="P1">COMM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1:23:59.082994807</meta:creation-date>
    <dc:date>2022-07-25T11:27:43.649095722</dc:date>
    <meta:editing-duration>PT3M45S</meta:editing-duration>
    <meta:editing-cycles>1</meta:editing-cycles>
    <meta:document-statistic meta:object-count="6"/>
    <meta:generator>LibreOffice/7.3.4.2$Linux_X86_64 LibreOffice_project/30$Build-2</meta:generator>
  </office:meta>
</office:document-meta>
</file>